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text-properties fo:color="#222222" style:font-name="Arial1" fo:font-size="10pt" style:font-size-asian="10pt" style:font-name-complex="Arial2" style:font-size-complex="10pt"/>
    </style:style>
    <style:style style:name="P2" style:family="paragraph" style:parent-style-name="Standard">
      <style:paragraph-properties fo:margin-top="0in" fo:margin-bottom="0in"/>
      <style:text-properties fo:color="#222222" style:font-name="Arial1" fo:font-size="10pt" fo:font-style="italic" style:font-size-asian="10pt" style:font-style-asian="italic" style:font-name-complex="Arial2" style:font-size-complex="10pt" style:font-style-complex="italic"/>
    </style:style>
    <style:style style:name="P3" style:family="paragraph" style:parent-style-name="Standard">
      <style:paragraph-properties fo:margin-top="0in" fo:margin-bottom="0in"/>
      <style:text-properties style:use-window-font-color="true"/>
    </style:style>
    <style:style style:name="P4" style:family="paragraph" style:parent-style-name="Standard">
      <style:paragraph-properties fo:margin-top="0in" fo:margin-bottom="0in"/>
      <style:text-properties style:use-window-font-color="true" style:font-name="Arial1" fo:font-size="10pt" fo:font-style="normal" style:font-size-asian="10pt" style:font-style-asian="normal" style:font-name-complex="Arial2" style:font-size-complex="10pt" style:font-style-complex="normal"/>
    </style:style>
    <style:style style:name="P5" style:family="paragraph" style:parent-style-name="Standard">
      <style:paragraph-properties fo:margin-top="0in" fo:margin-bottom="0in"/>
      <style:text-properties style:use-window-font-color="true" style:font-name="Times New Roman" fo:font-size="12pt" fo:font-style="normal" style:font-size-asian="12pt" style:font-style-asian="normal" style:font-name-complex="Arial2" style:font-size-complex="12pt" style:font-style-complex="normal"/>
    </style:style>
    <style:style style:name="P6" style:family="paragraph" style:parent-style-name="Standard">
      <style:paragraph-properties fo:margin-top="0in" fo:margin-bottom="0in"/>
      <style:text-properties style:use-window-font-color="true" style:font-name="Times New Roman" fo:font-size="12pt" style:font-size-asian="12pt" style:font-name-complex="Arial2" style:font-size-complex="12pt"/>
    </style:style>
    <style:style style:name="P7" style:family="paragraph" style:parent-style-name="Standard" style:list-style-name="L1">
      <style:paragraph-properties fo:margin-top="0in" fo:margin-bottom="0in"/>
      <style:text-properties style:use-window-font-color="true"/>
    </style:style>
    <style:style style:name="P8" style:family="paragraph" style:parent-style-name="Standard" style:list-style-name="L2">
      <style:paragraph-properties fo:margin-top="0in" fo:margin-bottom="0in"/>
    </style:style>
    <style:style style:name="P9" style:family="paragraph" style:parent-style-name="Header">
      <style:paragraph-properties fo:text-align="justify" style:justify-single-word="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name-complex="Arial2" style:font-size-complex="12pt"/>
    </style:style>
    <style:style style:name="T3" style:family="text">
      <style:text-properties style:use-window-font-color="true"/>
    </style:style>
    <style:style style:name="T4" style:family="text">
      <style:text-properties style:use-window-font-color="true" style:font-name="Times New Roman" fo:font-size="12pt" fo:font-style="normal" style:font-size-asian="12pt" style:font-style-asian="normal" style:font-name-complex="Arial2" style:font-size-complex="12pt" style:font-style-complex="normal"/>
    </style:style>
    <style:style style:name="T5" style:family="text">
      <style:text-properties style:use-window-font-color="true" style:font-name="Times New Roman" fo:font-size="12pt" style:font-size-asian="12pt" style:font-style-asian="normal" style:font-name-complex="Arial2" style:font-size-complex="12pt" style:font-style-complex="normal"/>
    </style:style>
    <style:style style:name="T6" style:family="text">
      <style:text-properties style:use-window-font-color="true" style:font-name="Times New Roman" fo:font-size="12pt" style:font-size-asian="12pt" style:font-name-complex="Arial2"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style-asian="italic" style:font-style-complex="italic"/>
    </style:style>
    <style:style style:name="T10" style:family="text">
      <style:text-properties style:font-style-asian="normal" style:font-style-complex="normal"/>
    </style:style>
    <style:style style:name="T11" style:family="text">
      <style:text-properties fo:color="#222222" style:font-name="Arial1" fo:font-size="10pt" fo:font-style="italic" style:font-size-asian="10pt" style:font-style-asian="italic" style:font-name-complex="Arial2" style:font-size-complex="10pt" style:font-style-complex="italic"/>
    </style:style>
    <style:style style:name="T12" style:family="text">
      <style:text-properties fo:color="#222222" style:font-name="Arial1" fo:font-size="10pt" fo:font-style="normal" style:font-size-asian="10pt" style:font-style-asian="normal" style:font-name-complex="Arial2" style:font-size-complex="10pt" style:font-style-complex="normal"/>
    </style:style>
    <style:style style:name="T13"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3:</text:h>
      <text:p text:style-name="P2">Proponents of transparency in environmental policy often talk about “Open Source”, “FOSS”, “Commons”, “Open Access”, and variations on crowd-sourced or social-network information (and related intellectual-property approaches of your choice) as if the IP concepts and legal framework were conceptually equivalent. Are they? (Common themes?) Or if not, how do they differ in their concepts and histories of development? Who were the major actors/innovators? What are the major conceptual and legal differences as each applies (or doesn’t apply) to code vs. data vs. “expression” (e.g., visualization or cartographic representation), vs. professional publication?</text:p>
      <text:p text:style-name="P1"/>
      <text:h text:style-name="Heading_20_3" text:outline-level="3">What is Open or Common?</text:h>
      <text:p text:style-name="P4"><text:tab/><text:span text:style-name="T1">“Open source”, “FOSS”, “commons”, “open access”, volunteered geographic information(VGI) and other user created data share similar related ideas but are not the same in definition, or in the context of intellectual property(IP), especially in the current IP related legal contexts of copyright and patents. For the purposes of this essay any particular details pertaining to copyright and patents will be limited to discussion of laws in the United States (US). While sharing a common history with the invention of such concepts in English law, IP laws differ in the details in other jurisdictions as do cultural interpretations of the concepts.</text:span></text:p>
      <text:p text:style-name="Standard"><text:span text:style-name="T4"><text:tab/>Open Source and Free and Open Source (FOSS) are software in which the source code is provided, derivative works are allowed, distribution is allowed, no use is discriminated against and those receiving subsequent distribution get the same license </text:span><text:bookmark-start text:name="ZOTERO_BREF_FzNLxbVGpdNE"/><text:span text:style-name="T4">(Free Software Foundation 2011; Open Source Initiative 2011)</text:span><text:bookmark-end text:name="ZOTERO_BREF_FzNLxbVGpdNE"/>. The two terms mean essentially the same thing with various stakeholders differing in opinion on which term better explains the concept, and some debate that software could be open source without being FOSS, for simplicity I will refer to them as FOSS. Within the FOSS name the biggest misconception is that the term “Free” has nothing to do with price, but rather the freedoms imparted by the licenses. Understandably it is easily conflated with the fact that many FOSS projects are available at not monetary cost<text:note text:id="ftn0" text:note-class="footnote"><text:note-citation>1</text:note-citation><text:note-body><text:p text:style-name="Footnote">It's actually quite hard to find examples of FOSS software that isn't free. Market forces seem to restrict business models around FOSS to be custom development or support licenses but not the original product.</text:p></text:note-body></text:note>. The analogy most commonly cited to clarify meaning is that FOSS implies that it is “Free as in speech, not free as in beer”<text:bookmark-start text:name="ZOTERO_BREF_GLRSCQ0fpB4X"/>(Free Software Foundation 2011)<text:bookmark-end text:name="ZOTERO_BREF_GLRSCQ0fpB4X"/>. This quote explains the biggest difference between FOSS and freeware while at the same time demonstrating the philosophical link between FOSS and other forms of knowledge commons.</text:p>
      <text:p text:style-name="P5"><text:tab/>Knowledge/public commons and open access are essentially the same concept, wherein information belongs to or is accessible by everyone so that it may benefit society. The idea goes that by providing information on how and what has preceded the innovation process will continue to produce new ways, ideas and things that are useful to society. A great exemplifier of this concept, which is fairly unique to the US, is the notion that information gathered and created by the government is inherently public domain. Such products belong to the people and may be used by the general public however they wish. Knowledge commons specifically refers to the actual information where open access refers to the ability to retrieve such knowledge from public repositories, collectively we can refer to both and open knowledge. In the case of VGI or other user contributed models, the specific terms of service or user agreement dictates to what extent the contributed knowledge remains and open knowledge source. It also does not preclude the possibility of economic gain from such data sources.</text:p>
      <text:p text:style-name="Standard"><text:span text:style-name="T6"><text:tab/>Both FOSS and open knowledge share a few underlying principles, what people hope to obtain from such resources include; transparency, r</text:span><text:span text:style-name="T3">epeat-ability, re-usability. All of which may form the </text:span><text:soft-page-break/><text:span text:style-name="T3">building blocks of innovation, wealth creation and other benefits to society </text:span><text:bookmark-start text:name="ZOTERO_BREF_OviqY7zDv71M"/><text:span text:style-name="T3">(Murray and Stern 2007)</text:span><text:bookmark-end text:name="ZOTERO_BREF_OviqY7zDv71M"/>.</text:p>
      <text:h text:style-name="Heading_20_3" text:outline-level="3">Legalities</text:h>
      <text:p text:style-name="Standard"><text:span text:style-name="T6"><text:tab/>As with most things the introductions of laws pertaining to knowledge creation or invention create significant structures and rules which impose upon the process. The most relevant areas of IP to FOSS and open knowledge include copyright and patent law </text:span><text:bookmark-start text:name="ZOTERO_BREF_jAU9MZLMdfHF"/><text:span text:style-name="T6">(Lindberg 2008)</text:span><text:bookmark-end text:name="ZOTERO_BREF_jAU9MZLMdfHF"/>. The basic principle of IP implies that by limiting the rights of use or duplication for a time period offsets the investment cost to develop new works via a monopoly. This exclusivity in theory provides incentives that should drive business to invent and artists to create.</text:p>
      <text:p text:style-name="Standard"><text:span text:style-name="T6"><text:tab/>We can decide to not discuss patents in this context because while they do play an important role in software development, it's common acceptance that everyone's software is in violation of some patents. If you are not a big enough company/project to be a target of litigation or on the path of trying to create a defense portfolio to play in the patent wars, this topic is less relevant to the commons concept. To clarify, patents apply to definitions of process or function, end users are not responsible, though they could be effected</text:span><text:span text:style-name="T6"><text:note text:id="ftn1" text:note-class="footnote"><text:note-citation>2</text:note-citation><text:note-body><text:p text:style-name="Footnote">E.g. in the event of a court ordered recall. Though more typically courts prevent shipment before hand and allow existing devices to remain in the market.</text:p></text:note-body></text:note></text:span><text:span text:style-name="T6">, by a manufacturer (or website) not doing their patent homework </text:span><text:bookmark-start text:name="ZOTERO_BREF_4St2iOrnyvch"/><text:span text:style-name="T6">(Foresman 2011</text:span>)<text:bookmark-end text:name="ZOTERO_BREF_4St2iOrnyvch"/>. The benefits of patents are actually quite contested, while believed to be beneficial in biotechnology and manufacturing business sectors, for some years there has been debate about its effect on academic research <text:bookmark-start text:name="ZOTERO_BREF_kN2NlZjj1gXK"/>(Nimus 2006)<text:bookmark-end text:name="ZOTERO_BREF_kN2NlZjj1gXK"/> and an even greater debate in the software world <text:bookmark-start text:name="ZOTERO_BREF_ohvEL44msbYe"/>(Lindberg 2008)<text:bookmark-end text:name="ZOTERO_BREF_ohvEL44msbYe"/>. <text:span text:style-name="T13">So while patents may restrict some tools or manufacturing process, society as a whole does not seem to be short on the necessary means to share open knowledge because of them.</text:span> </text:p>
      <text:p text:style-name="Standard"><text:tab/>Copyright law on the other hand seems to cover most of the items we are interested in; <text:s/>code, <text:s/>“expression” (e.g., visualization or cartographic representation), professional publication and data. The basic definition of copyright is t<text:span text:style-name="T3">he right to produce copies of a work of authorship. Or generally understood to be the rights granted to an author of any creative work put into tangible form (not just in your head). <text:s/>As of 1976 all such works, in the US, are copyrighted by default. Before 1976 copyrights required registration explicitly with the US Copyright Office in order to be enforceable. So copyright covers expressions, with code usually falling under the category of literary work as with professional publications, while maps in all it's current incarnations were actually some of the first types of copyrighted works to begin with. There are however subtle differences due to the nature of the works that are best explained by better understanding the licenses in the next section.</text:span></text:p>
      <text:p text:style-name="Standard"><text:span text:style-name="T3"><text:tab/>Data collections present a completely different beast under the current legal systems. Copyright applies to collections in some cases, individual facts are not under copyright because they are repeatable observations not creative expressions, where the design of the collection is considered creative </text:span><text:bookmark-start text:name="ZOTERO_BREF_GZqnob1tHcTV"/><text:span text:style-name="T3">(Lindberg </text:span>2008)<text:bookmark-end text:name="ZOTERO_BREF_GZqnob1tHcTV"/>.<text:span text:style-name="T3"> </text:span></text:p>
      <text:h text:style-name="Heading_20_3" text:outline-level="3"><text:span text:style-name="T3">Copyleft</text:span></text:h>
      <text:p text:style-name="Standard"><text:span text:style-name="T3"><text:tab/>To some a fundamental flaw exists in the whole system. Because the system was originally built to protect commercial interests (printing press monopolies) and copyright time limits seem to be on a continual climb to endless perpetuation, some question if the general public really benefits from the system. <text:s/>Before 1976 many didn't consider the system to be a significant issue as registration of copyrights provided enough of a barrier that many works were not covered and reverted to public domain. The automatic copyright coverage forced users of what would have previous been public </text:span><text:soft-page-break/><text:span text:style-name="T3">information to define methods under which they could continue to operate. </text:span></text:p>
      <text:p text:style-name="Standard"><text:span text:style-name="T3"/></text:p>
      <text:p text:style-name="Standard"><text:span text:style-name="T3">This is the root cause for the copyleft movement that started in late 1970s (Stallman FSF) and the founding principle behind most “Open” movements to ensure knowledge for the public commons. A license, is literally permission to copy.</text:span></text:p>
      <text:p text:style-name="P6"/>
      <text:p text:style-name="Standard"><text:span text:style-name="T3"/></text:p>
      <text:p text:style-name="Standard"><text:span text:style-name="T3">While the history of copyright goes back a few hundred years before, in the context of the Internet, software and recent thinking on open knowledge 1976 represents the most significant date to work from.</text:span></text:p>
      <text:p text:style-name="P6"><text:span text:style-name="T3"/></text:p>
      <text:p text:style-name="P3">Only process should be patentable, software as a whole is, the code is not. Problem is data the same thing as software (Orange County, Santa Clara), data isn't a process and software is considered a process that is patentable. A particular method for storing data might be patentable though, does that make the data stored under such a procedure covered. Shouldn't since the creator of the software is not the end users, and the data isn't built in to the software.</text:p>
      <text:p text:style-name="P6"><text:span text:style-name="T3"/></text:p>
      <text:p text:style-name="P6"/>
      <text:list xml:id="list1172251883" text:style-name="L2">
        <text:list-item>
          <text:p text:style-name="P8"><text:span text:style-name="T3">What are they talking about?</text:span></text:p>
        </text:list-item>
      </text:list>
      <text:list xml:id="list2064161474" text:style-name="L1">
        <text:list-item>
          <text:list>
            <text:list-item>
              <text:p text:style-name="P7">What are people really looking for:</text:p>
              <text:list>
                <text:list-item>
                  <text:p text:style-name="P7">Data</text:p>
                </text:list-item>
                <text:list-item>
                  <text:p text:style-name="P7">Transparency</text:p>
                </text:list-item>
                <text:list-item>
                  <text:p text:style-name="P7">Repeat-ability, Reusability</text:p>
                </text:list-item>
                <text:list-item>
                  <text:p text:style-name="P7">Synergy</text:p>
                </text:list-item>
              </text:list>
            </text:list-item>
            <text:list-item>
              <text:p text:style-name="P7">Legal frameworks are: Copyright and Patents...</text:p>
              <text:list>
                <text:list-item>
                  <text:p text:style-name="P7">We can decide to not really discuss patents in this context. While they do play an important role in software development, it's common acceptance that everyone's software is in violation of some patents, but if your not a big enough company to be a target of litigation or on the path to trying to create a defense portfolio to play in the patent wars this topic is a side story. Patents apply to definitions of process or function, end users are not responsible (though they could be effected) by a manufacturer (or website) not doing their patent homework.</text:p>
                </text:list-item>
                <text:list-item>
                  <text:p text:style-name="P7">Copyright is what applies most to topics under consideration here. The right to produce copies of a work of authorship. Or generally understood to be the rights granted to an author of any creative work put into tangible form (not just in your head). As of 1976 all such works are copyrighted by default ← this is the root cause for the copyleft movement that started in late 1970s (Stallman FSF) and the founding principle behind most “Open” movements to ensure knowledge for the public commons. A license, is literally permission to copy.</text:p>
                </text:list-item>
                <text:list-item>
                  <text:p text:style-name="P7">Not the same in the US (the public domain doctrine) and Europe (different policy on data)</text:p>
                </text:list-item>
              </text:list>
            </text:list-item>
          </text:list>
        </text:list-item>
        <text:list-item>
          <text:p text:style-name="P7">History</text:p>
          <text:list>
            <text:list-item>
              <text:p text:style-name="P7">Copyright</text:p>
              <text:list>
                <text:list-item>
                  <text:p text:style-name="P7">Who were the major perpetrators – The anonymous author, printing presses(Nimbus)</text:p>
                </text:list-item>
                <text:list-item>
                  <text:p text:style-name="P7">Who are the major innovators now: Free Software Foundation, Creative Commons, <text:soft-page-break/>PLoS? “Copyleft”, foundations created to protect the IP <text:s/>- Apache, OSM, OSGeo, etc...</text:p>
                </text:list-item>
              </text:list>
            </text:list-item>
            <text:list-item>
              <text:p text:style-name="P7">Patents (minor) in this conversation</text:p>
              <text:list>
                <text:list-item>
                  <text:p text:style-name="P7">Who were: industrial revolution, Train barons?</text:p>
                </text:list-item>
                <text:list-item>
                  <text:p text:style-name="P7">Now: Silicon Valley, Tech Co., Pharmaceuticals/Biotech</text:p>
                </text:list-item>
              </text:list>
            </text:list-item>
          </text:list>
        </text:list-item>
        <text:list-item>
          <text:p text:style-name="P7">Code vs. data vs. “expression” (e.g., visualization or cartographic representation), vs. professional publication</text:p>
          <text:list>
            <text:list-item>
              <text:p text:style-name="P7">Expression – Legally there's almost no difference with these 3</text:p>
              <text:list>
                <text:list-item>
                  <text:p text:style-name="P7">Code – considered literary work, to be a functional poet</text:p>
                </text:list-item>
                <text:list-item>
                  <text:p text:style-name="P7">Visualization and Cartographic Representation – to put forward and idea, supported by the data and representation presented is a graphical format.</text:p>
                </text:list-item>
                <text:list-item>
                  <text:p text:style-name="P7">Publication – purpose to put forward a idea, support with details, and provide a methodology so that others can repeat. Add to the collective knowledge on a subject.</text:p>
                </text:list-item>
              </text:list>
            </text:list-item>
            <text:list-item>
              <text:p text:style-name="P7">Data Collections – Copyright applies to collections in some cases, individual facts are not <text:s/>under copyright (repeatable observations). Only process should be patentable, software as a whole is, the code is not. Problem is data the same thing as software (Orange County, Santa Clara), data isn't a process and software is considered a process that is patentable. A particular method for storing data might be patentable though, does that make the data stored under such a procedure covered. Shouldn't since the creator of the software is not the end users, and the data isn't built in to the software.</text:p>
            </text:list-item>
          </text:list>
        </text:list-item>
      </text:list>
      <text:p text:style-name="P3"/>
      <text:h text:style-name="Heading_20_3" text:outline-level="3">References:</text:h>
      <text:p text:style-name="Bibliography_20_1"><text:bookmark-start text:name="ZOTERO_BREF_cvs2YqTxgQWQ"/><text:span text:style-name="T10">Foresman, C. 2011. US court denies preliminary injunction against Samsung. </text:span><text:span text:style-name="T7">Ars Technica</text:span><text:span text:style-name="T8">. http://arstechnica.com/apple/news/2011/12/us-court-denies-preliminary-injunction-against-samsung.ars (last accessed 14 January 2012).</text:span></text:p>
      <text:p text:style-name="Bibliography_20_1">Free Software Foundation. 2011. The Free Software Definition. http://www.gnu.org/philosophy/free-sw.html (last accessed 14 January 2012).</text:p>
      <text:p text:style-name="Bibliography_20_1"><text:span text:style-name="T8">Lindberg, V. 2008. </text:span><text:span text:style-name="T7">Intellectual Property and Open Source: A Practical Guide to Protecting Code</text:span><text:span text:style-name="T8"> 1st ed. O’Reilly Media.</text:span></text:p>
      <text:p text:style-name="Bibliography_20_1"><text:span text:style-name="T8">Murray, F., and S. Stern. 2007. Do formal intellectual property rights hinder the free flow of scientific knowledge?:: An empirical test of the anti-commons hypothesis. </text:span><text:span text:style-name="T7">Journal of Economic Behavior &amp; Organization</text:span><text:span text:style-name="T8"> 63 (4):648–687.</text:span></text:p>
      <text:p text:style-name="Bibliography_20_1"><text:span text:style-name="T8">Nimus, A. 2006. Copyright, Copyleft and the Creative Anti-Commons. </text:span><text:span text:style-name="T7">Berlin:[S. n.]</text:span><text:span text:style-name="T8">.</text:span></text:p>
      <text:p text:style-name="Bibliography_20_1"><text:span text:style-name="T8">Open Source Initiative. 2011. The Open Source Definition. http://www.opensource.org/docs/osd (last accessed 14 January 2012).</text:span><text:bookmark-end text:name="ZOTERO_BREF_cvs2YqTxgQW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footer>
        <text:p text:style-name="Footer"><text:page-number text:select-page="current">4</text:page-number></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4T02:37:02</dc:date>
    <dc:creator>Alex Mandel</dc:creator>
    <meta:editing-duration>PT10H47M56S</meta:editing-duration>
    <meta:editing-cycles>37</meta:editing-cycles>
    <meta:generator>LibreOffice/3.3$Unix LibreOffice_project/330m19$Build-401</meta:generator>
    <meta:document-statistic meta:table-count="0" meta:image-count="0" meta:object-count="0" meta:page-count="4" meta:paragraph-count="51" meta:word-count="1998" meta:character-count="12647"/>
    <meta:user-defined meta:name="Info 1"/>
    <meta:user-defined meta:name="Info 2"/>
    <meta:user-defined meta:name="Info 3"/>
    <meta:user-defined meta:name="Info 4"/>
    <meta:user-defined meta:name="ZOTERO_BREF_4St2iOrnyvch_1" meta:value-type="string">ZOTERO_ITEM {"citationID":"1j8jdtp1ab","citationItems":[{"uri":["http://zotero.org/users/198390/items/F992XDN5"]}]}</meta:user-defined>
    <meta:user-defined meta:name="ZOTERO_BREF_FzNLxbVGpdNE_1" meta:value-type="string">ZOTERO_ITEM {"citationID":"krrsm9if0","citationItems":[{"label":"page","uri":["http://zotero.org/users/198390/items/T369GGKC"]},{"label":"page","uri":["http://zotero.org/users/198390/items/B8EQVDT2"]}]}</meta:user-defined>
    <meta:user-defined meta:name="ZOTERO_BREF_GLRSCQ0fpB4X_1" meta:value-type="string">ZOTERO_ITEM {"citationID":"27d6u7d94","citationItems":[{"uri":["http://zotero.org/users/198390/items/T369GGKC"]}]}</meta:user-defined>
    <meta:user-defined meta:name="ZOTERO_BREF_GZqnob1tHcTV_1" meta:value-type="string">ZOTERO_ITEM {"citationID":"86vnemdlk","citationItems":[{"uri":["http://zotero.org/users/198390/items/WGU3XBAF"]}]}</meta:user-defined>
    <meta:user-defined meta:name="ZOTERO_BREF_OviqY7zDv71M_1" meta:value-type="string">ZOTERO_ITEM {"citationID":"298m0virpq","citationItems":[{"uri":["http://zotero.org/users/198390/items/262DRVJT"]}]}</meta:user-defined>
    <meta:user-defined meta:name="ZOTERO_BREF_cvs2YqTxgQWQ_1" meta:value-type="string">ZOTERO_BIBL {"custom":[]}</meta:user-defined>
    <meta:user-defined meta:name="ZOTERO_BREF_jAU9MZLMdfHF_1" meta:value-type="string">ZOTERO_ITEM {"citationID":"oo7evj4cf","citationItems":[{"uri":["http://zotero.org/users/198390/items/WGU3XBAF"]}]}</meta:user-defined>
    <meta:user-defined meta:name="ZOTERO_BREF_kN2NlZjj1gXK_1" meta:value-type="string">ZOTERO_ITEM {"citationID":"1mv20hohov","citationItems":[{"uri":["http://zotero.org/users/198390/items/UEBBRU23"]}]}</meta:user-defined>
    <meta:user-defined meta:name="ZOTERO_BREF_n8PQaXshB9qX_1" meta:value-type="string"/>
    <meta:user-defined meta:name="ZOTERO_BREF_ohvEL44msbYe_1" meta:value-type="string">ZOTERO_ITEM {"citationID":"24srlfskhk","citationItems":[{"uri":["http://zotero.org/users/198390/items/WGU3XBAF"]}]}</meta:user-defined>
    <meta:user-defined meta:name="ZOTERO_PREF_1" meta:value-type="string">&lt;data data-version="3" zotero-version="2.1.10"&gt;&lt;session id="aCEv6AWV"/&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